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urier 10 Pitch" svg:font-family="'Courier 10 Pitch'" style:font-family-generic="system" style:font-pitch="variable"/>
    <style:font-face style:name="F" svg:font-family="" style:font-family-generic="system" style:font-pitch="variable"/>
    <style:font-face style:name="Iosevka" svg:font-family="Iosevka" style:font-family-generic="roman" style:font-pitch="variable"/>
    <style:font-face style:name="Iosevka1" svg:font-family="Iosevk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Iosevka" fo:font-size="7.5pt" fo:language="es" fo:country="ES" fo:font-weight="normal" style:font-name-asian="Courier 10 Pitch" style:font-size-asian="7.5pt" style:font-weight-asian="normal" style:font-name-complex="Iosevka1" style:font-size-complex="7.5pt" style:font-weight-complex="normal"/>
    </style:style>
    <style:style style:name="P2" style:family="paragraph" style:parent-style-name="Standard">
      <style:text-properties fo:color="#ff0000" loext:opacity="100%" style:font-name="Iosevka" fo:font-size="9pt" fo:language="es" fo:country="ES" fo:font-weight="bold" style:font-name-asian="Courier 10 Pitch" style:font-size-asian="9pt" style:font-weight-asian="bold" style:font-name-complex="Iosevka1" style:font-size-complex="9pt" style:font-weight-complex="bold"/>
    </style:style>
    <style:style style:name="P3" style:family="paragraph" style:parent-style-name="Standard">
      <style:paragraph-properties fo:margin-left="0cm" fo:margin-right="0cm" fo:text-indent="0.132cm" style:auto-text-indent="false"/>
    </style:style>
    <style:style style:name="T1" style:family="text">
      <style:text-properties fo:color="#ff0000" loext:opacity="100%" style:font-name="Iosevka" fo:font-size="9pt" fo:language="es" fo:country="ES" fo:font-weight="bold" style:font-name-asian="Courier 10 Pitch" style:font-size-asian="9pt" style:font-weight-asian="bold" style:font-name-complex="Iosevka1" style:font-size-complex="9pt" style:font-weight-complex="bold"/>
    </style:style>
    <style:style style:name="T2" style:family="text">
      <style:text-properties fo:color="#0070c0" loext:opacity="100%" style:font-name="Iosevka" fo:font-size="9pt" fo:language="es" fo:country="ES" fo:font-weight="bold" style:font-name-asian="Courier 10 Pitch" style:font-size-asian="9pt" style:font-weight-asian="bold" style:font-name-complex="Iosevka1" style:font-size-complex="9pt" style:font-weight-complex="bold"/>
    </style:style>
    <style:style style:name="T3" style:family="text">
      <style:text-properties fo:color="#0070c0" loext:opacity="100%" style:font-name="Iosevka" fo:font-size="7.5pt" fo:language="es" fo:country="ES" fo:font-weight="bold" style:font-name-asian="Courier 10 Pitch" style:font-size-asian="7.5pt" style:font-weight-asian="bold" style:font-name-complex="Iosevka1" style:font-size-complex="7.5pt" style:font-weight-complex="bold"/>
    </style:style>
    <style:style style:name="T4" style:family="text">
      <style:text-properties style:use-window-font-color="true" loext:opacity="0%" style:font-name="Iosevka" fo:font-size="9pt" fo:language="es" fo:country="ES" fo:font-weight="normal" style:font-name-asian="Courier 10 Pitch" style:font-size-asian="9pt" style:font-weight-asian="normal" style:font-name-complex="Iosevka1" style:font-size-complex="9pt" style:font-weight-complex="normal"/>
    </style:style>
    <style:style style:name="T5" style:family="text">
      <style:text-properties style:use-window-font-color="true" loext:opacity="0%" style:font-name="Iosevka" fo:font-size="7.5pt" fo:language="es" fo:country="ES" fo:font-weight="normal" style:font-name-asian="Courier 10 Pitch" style:font-size-asian="7.5pt" style:font-weight-asian="normal" style:font-name-complex="Iosevka1" style:font-size-complex="7.5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Danzando cada temporada</text:span><text:span text:style-name="T1"/></text:p>
      <text:p text:style-name="Standard"><text:span text:style-name="T1">Christine D'clario</text:span><text:span text:style-name="T1"/></text:p>
      <text:p text:style-name="P2"/>
      <text:p text:style-name="Standard"><text:span text:style-name="T2">Intro</text:span><text:span text:style-name="T2"/></text:p>
      <text:p text:style-name="Standard"><text:span text:style-name="T4">Bm G D A Bm G D A </text:span><text:span text:style-name="T4"/></text:p>
      <text:p text:style-name="P2"/>
      <text:p text:style-name="Standard"><text:span text:style-name="T3">VERSO I</text:span><text:span text:style-name="T3"/></text:p>
      <text:p text:style-name="Standard"><text:span text:style-name="T5"><text:s text:c="12"/>Bm <text:s text:c="7"/>G</text:span><text:span text:style-name="T5"/></text:p>
      <text:p text:style-name="Standard"><text:span text:style-name="T5">Tu palabra dice</text:span><text:span text:style-name="T5"/></text:p>
      <text:p text:style-name="Standard"><text:span text:style-name="T5"><text:s text:c="12"/>D <text:s text:c="11"/>A <text:s text:c="9"/></text:span><text:span text:style-name="T5"/></text:p>
      <text:p text:style-name="Standard"><text:span text:style-name="T5">Que aunque pase por el fuego, </text:span><text:span text:style-name="T5"/></text:p>
      <text:p text:style-name="Standard"><text:span text:style-name="T5"><text:s text:c="8"/>Bm <text:s text:c="4"/>G</text:span><text:span text:style-name="T5"/></text:p>
      <text:p text:style-name="Standard"><text:span text:style-name="T5">no me quemaré</text:span><text:span text:style-name="T5"/></text:p>
      <text:p text:style-name="Standard"><text:span text:style-name="T5"><text:s text:c="6"/>D <text:s text:c="10"/>A <text:s text:c="13"/>Bm <text:s text:c="4"/>G</text:span><text:span text:style-name="T5"/></text:p>
      <text:p text:style-name="Standard"><text:span text:style-name="T5">Y si paso por las aguas, no me ahogaré</text:span><text:span text:style-name="T5"/></text:p>
      <text:p text:style-name="Standard"><text:span text:style-name="T5"><text:s text:c="8"/>D <text:s text:c="9"/>A <text:s text:c="13"/>Bm <text:s text:c="3"/>G</text:span><text:span text:style-name="T5"/></text:p>
      <text:p text:style-name="Standard"><text:span text:style-name="T5">Aunque haya oscuridad, con fe, caminaré</text:span><text:span text:style-name="T5"/></text:p>
      <text:p text:style-name="Standard"><text:span text:style-name="T5"><text:s text:c="9"/>D <text:s text:c="13"/>A</text:span><text:span text:style-name="T5"/></text:p>
      <text:p text:style-name="Standard"><text:span text:style-name="T5">Pues Tú siempre vas conmigo</text:span><text:span text:style-name="T5"/></text:p>
      <text:p text:style-name="P1"/>
      <text:p text:style-name="P1"/>
      <text:p text:style-name="Standard"><text:span text:style-name="T3">VERSO II</text:span><text:span text:style-name="T3"/></text:p>
      <text:p text:style-name="Standard"><text:span text:style-name="T5"><text:s text:c="12"/>Bm <text:s text:c="7"/>G</text:span><text:span text:style-name="T5"/></text:p>
      <text:p text:style-name="Standard"><text:span text:style-name="T5">Tu palabra dice</text:span><text:span text:style-name="T5"/></text:p>
      <text:p text:style-name="Standard"><text:span text:style-name="T5"><text:s text:c="8"/>D <text:s text:c="11"/>A <text:s text:c="11"/>Bm <text:s text:c="2"/>G</text:span><text:span text:style-name="T5"/></text:p>
      <text:p text:style-name="Standard"><text:span text:style-name="T5">No hay justo que Tú hayas desamparado</text:span><text:span text:style-name="T5"/></text:p>
      <text:p text:style-name="Standard"><text:span text:style-name="T5"><text:s text:c="6"/>D <text:s text:c="14"/>A <text:s text:c="13"/>Bm <text:s text:c="2"/>G</text:span><text:span text:style-name="T5"/></text:p>
      <text:p text:style-name="Standard"><text:span text:style-name="T5">Eres pan para el hambriento y necesitado</text:span><text:span text:style-name="T5"/></text:p>
      <text:p text:style-name="Standard"><text:span text:style-name="T5"><text:s text:c="7"/>D <text:s text:c="10"/>A <text:s text:c="10"/>Bm <text:s text:c="2"/>G</text:span><text:span text:style-name="T5"/></text:p>
      <text:p text:style-name="Standard"><text:span text:style-name="T5">En mi mesa nunca, nunca ha faltado</text:span><text:span text:style-name="T5"/></text:p>
      <text:p text:style-name="Standard"><text:soft-page-break/><text:span text:style-name="T5"><text:s text:c="7"/>D <text:s text:c="14"/>A</text:span><text:span text:style-name="T5"/></text:p>
      <text:p text:style-name="Standard"><text:span text:style-name="T5">Tú proves y no has fallado</text:span><text:span text:style-name="T5"/></text:p>
      <text:p text:style-name="P1"/>
      <text:p text:style-name="Standard"><text:span text:style-name="T3">PRE-CORO</text:span><text:span text:style-name="T3"/></text:p>
      <text:p text:style-name="P3"><text:span text:style-name="T5">G <text:s text:c="8"/>F#</text:span><text:span text:style-name="T5"/></text:p>
      <text:p text:style-name="Standard"><text:span text:style-name="T5">Yo no temeré</text:span><text:span text:style-name="T5"/></text:p>
      <text:p text:style-name="P3"><text:span text:style-name="T5">G <text:s text:c="13"/>F#</text:span><text:span text:style-name="T5"/></text:p>
      <text:p text:style-name="Standard"><text:span text:style-name="T5">Tu promesa es fiel</text:span><text:span text:style-name="T5"/></text:p>
      <text:p text:style-name="P1"/>
      <text:p text:style-name="Standard"><text:span text:style-name="T3">CORO</text:span><text:span text:style-name="T3"/></text:p>
      <text:p text:style-name="Standard"><text:span text:style-name="T5"><text:s text:c="4"/>Bm <text:s text:c="5"/>G <text:s text:c="7"/>D <text:s text:c="9"/>A</text:span><text:span text:style-name="T5"/></text:p>
      <text:p text:style-name="Standard"><text:span text:style-name="T5">Tu yugo es fácil, ligera es Tu carga</text:span><text:span text:style-name="T5"/></text:p>
      <text:p text:style-name="Standard"><text:span text:style-name="T5"><text:s text:c="7"/>Bm <text:s text:c="5"/>G <text:s text:c="5"/>D <text:s text:c="4"/>A</text:span><text:span text:style-name="T5"/></text:p>
      <text:p text:style-name="Standard"><text:span text:style-name="T5">Te entrego mi vida y mi alabanza</text:span><text:span text:style-name="T5"/></text:p>
      <text:p text:style-name="Standard"><text:span text:style-name="T5"><text:s text:c="6"/>Bm <text:s text:c="7"/>G <text:s text:c="8"/>D <text:s text:c="4"/>A</text:span><text:span text:style-name="T5"/></text:p>
      <text:p text:style-name="Standard"><text:span text:style-name="T5">Mi escudo, mi fuerza, mi seguridad</text:span><text:span text:style-name="T5"/></text:p>
      <text:p text:style-name="Standard"><text:span text:style-name="T5"><text:s text:c="6"/>G <text:s text:c="15"/>F#</text:span><text:span text:style-name="T5"/></text:p>
      <text:p text:style-name="Standard"><text:span text:style-name="T5">Con Cristo camino y estoy</text:span><text:span text:style-name="T5"/></text:p>
      <text:p text:style-name="Standard"><text:span text:style-name="T5"><text:s text:c="23"/>Bm G D </text:span><text:span text:style-name="T5"/></text:p>
      <text:p text:style-name="Standard"><text:span text:style-name="T5">Danzando en cada temporada</text:span><text:span text:style-name="T5"/></text:p>
      <text:p text:style-name="Standard"><text:span text:style-name="T5"><text:s text:c="4"/>A <text:s text:c="17"/>Bm G D A <text:s text:c="14"/></text:span><text:span text:style-name="T5"/></text:p>
      <text:p text:style-name="Standard"><text:span text:style-name="T5">Danzando en cada temporada</text:span><text:span text:style-name="T5"/></text:p>
      <text:p text:style-name="P1"/>
      <text:p text:style-name="P1"/>
      <text:p text:style-name="Standard"><text:span text:style-name="T3">VERSO III</text:span><text:span text:style-name="T5"/></text:p>
      <text:p text:style-name="Standard"><text:span text:style-name="T5"><text:s text:c="12"/>Bm <text:s/>G</text:span><text:span text:style-name="T5"/></text:p>
      <text:p text:style-name="Standard"><text:span text:style-name="T5">Tu palabra dice</text:span><text:span text:style-name="T5"/></text:p>
      <text:p text:style-name="Standard"><text:span text:style-name="T5"><text:s text:c="7"/>D <text:s text:c="10"/>A <text:s text:c="13"/>Bm <text:s/>G</text:span><text:span text:style-name="T5"/></text:p>
      <text:p text:style-name="Standard"><text:span text:style-name="T5">Que Tú oyes el clamor del quebrantado</text:span><text:span text:style-name="T5"/></text:p>
      <text:p text:style-name="Standard"><text:span text:style-name="T5"><text:s text:c="9"/>D <text:s text:c="10"/>A <text:s text:c="12"/>Bm <text:s text:c="2"/>G</text:span><text:span text:style-name="T5"/></text:p>
      <text:p text:style-name="Standard"><text:span text:style-name="T5">Por Tu llaga en la cruz, fuimos sanados</text:span><text:span text:style-name="T5"/></text:p>
      <text:p text:style-name="Standard"><text:soft-page-break/><text:span text:style-name="T5"><text:s text:c="7"/>D <text:s text:c="10"/>A <text:s text:c="12"/>Bm <text:s/>G</text:span><text:span text:style-name="T5"/></text:p>
      <text:p text:style-name="Standard"><text:span text:style-name="T5">Sobre toda enfermedad, Tú has ganado</text:span><text:span text:style-name="T5"/></text:p>
      <text:p text:style-name="Standard"><text:span text:style-name="T5"><text:s text:c="6"/>D <text:s text:c="16"/>A</text:span><text:span text:style-name="T5"/></text:p>
      <text:p text:style-name="Standard"><text:span text:style-name="T5">Y mi vida está en Tu mano</text:span><text:span text:style-name="T5"/></text:p>
      <text:p text:style-name="P1"><text:bookmark text:name="_GoBack"/></text:p>
      <text:p text:style-name="P1"/>
      <text:p text:style-name="Standard"><text:span text:style-name="T3">VERSO VI</text:span><text:span text:style-name="T5"/></text:p>
      <text:p text:style-name="Standard"><text:span text:style-name="T5"><text:s text:c="12"/>Bm <text:s/>G</text:span><text:span text:style-name="T5"/></text:p>
      <text:p text:style-name="Standard"><text:span text:style-name="T5">Tu palabra dice</text:span><text:span text:style-name="T5"/></text:p>
      <text:p text:style-name="Standard"><text:span text:style-name="T5"><text:s text:c="9"/>D <text:s text:c="11"/>A <text:s text:c="13"/>Bm <text:s text:c="2"/>G</text:span><text:span text:style-name="T5"/></text:p>
      <text:p text:style-name="Standard"><text:span text:style-name="T5">Que Tu muerte en la cruz fue por salvarnos</text:span><text:span text:style-name="T5"/></text:p>
      <text:p text:style-name="Standard"><text:span text:style-name="T5"><text:s text:c="8"/>D <text:s text:c="8"/>A <text:s text:c="10"/>Bm <text:s/>G</text:span><text:span text:style-name="T5"/></text:p>
      <text:p text:style-name="Standard"><text:span text:style-name="T5">Que perdonas y redimes del pecado</text:span><text:span text:style-name="T5"/></text:p>
      <text:p text:style-name="Standard"><text:span text:style-name="T5"><text:s text:c="10"/>D <text:s text:c="9"/>A <text:s text:c="8"/>Bm <text:s text:c="2"/>G</text:span><text:span text:style-name="T5"/></text:p>
      <text:p text:style-name="Standard"><text:span text:style-name="T5">Y en las nubes, seremos arrebatados</text:span><text:span text:style-name="T5"/></text:p>
      <text:p text:style-name="Standard"><text:span text:style-name="T5"><text:s text:c="8"/>D <text:s text:c="9"/>A</text:span><text:span text:style-name="T5"/></text:p>
      <text:p text:style-name="Standard"><text:span text:style-name="T5">Cara a cara, Te veremos</text:span><text:span text:style-name="T5"/></text:p>
      <text:p text:style-name="P1"/>
      <text:p text:style-name="Standard"><text:span text:style-name="T3">PRE-CORO</text:span><text:span text:style-name="T5"/></text:p>
      <text:p text:style-name="Standard"><text:span text:style-name="T5"><text:s/>G <text:s text:c="8"/>F#</text:span><text:span text:style-name="T5"/></text:p>
      <text:p text:style-name="Standard"><text:span text:style-name="T5">Yo no temeré</text:span><text:span text:style-name="T5"/></text:p>
      <text:p text:style-name="Standard"><text:span text:style-name="T5"><text:s/>G <text:s text:c="13"/>F#</text:span><text:span text:style-name="T5"/></text:p>
      <text:p text:style-name="Standard"><text:span text:style-name="T5">Tu promesa es fiel</text:span><text:span text:style-name="T5"/></text:p>
      <text:p text:style-name="P1"/>
      <text:p text:style-name="Standard"><text:span text:style-name="T3">CORO</text:span><text:span text:style-name="T3"/></text:p>
      <text:p text:style-name="Standard"><text:span text:style-name="T5"><text:s text:c="4"/>Bm <text:s text:c="5"/>G <text:s text:c="7"/>D <text:s text:c="9"/>A</text:span><text:span text:style-name="T5"/></text:p>
      <text:p text:style-name="Standard"><text:span text:style-name="T5">Tu yugo es fácil, ligera es Tu carga</text:span><text:span text:style-name="T5"/></text:p>
      <text:p text:style-name="Standard"><text:span text:style-name="T5"><text:s text:c="7"/>Bm <text:s text:c="5"/>G <text:s text:c="5"/>D <text:s text:c="4"/>A</text:span><text:span text:style-name="T5"/></text:p>
      <text:p text:style-name="Standard"><text:span text:style-name="T5">Te entrego mi vida y mi alabanza</text:span><text:span text:style-name="T5"/></text:p>
      <text:p text:style-name="Standard"><text:span text:style-name="T5"><text:s text:c="6"/>Bm <text:s text:c="7"/>G <text:s text:c="8"/>D <text:s text:c="4"/>A</text:span><text:span text:style-name="T5"/></text:p>
      <text:p text:style-name="Standard"><text:span text:style-name="T5">Mi escudo, mi fuerza, mi seguridad</text:span><text:span text:style-name="T5"/></text:p>
      <text:p text:style-name="Standard"><text:soft-page-break/><text:span text:style-name="T5"><text:s text:c="6"/>G <text:s text:c="15"/>F#</text:span><text:span text:style-name="T5"/></text:p>
      <text:p text:style-name="Standard"><text:span text:style-name="T5">Con Cristo camino y estoy</text:span><text:span text:style-name="T5"/></text:p>
      <text:p text:style-name="Standard"><text:span text:style-name="T5"><text:s text:c="23"/>Bm <text:s/>G <text:s/>D</text:span><text:span text:style-name="T5"/></text:p>
      <text:p text:style-name="Standard"><text:span text:style-name="T5">Danzando en cada temporada</text:span><text:span text:style-name="T5"/></text:p>
      <text:p text:style-name="Standard"><text:span text:style-name="T5"><text:s text:c="4"/>A <text:s text:c="17"/>Bm <text:s/>G <text:s/>D</text:span><text:span text:style-name="T5"/></text:p>
      <text:p text:style-name="Standard"><text:span text:style-name="T5">Danzando en cada temporada</text:span><text:span text:style-name="T5"/></text:p>
      <text:p text:style-name="Standard"><text:span text:style-name="T5"><text:s text:c="4"/>A <text:s text:c="17"/>Bm <text:s/>G <text:s/>D</text:span><text:span text:style-name="T5"/></text:p>
      <text:p text:style-name="Standard"><text:span text:style-name="T5">Danzando en cada temporada</text:span><text:span text:style-name="T5"/></text:p>
      <text:p text:style-name="Standard"><text:span text:style-name="T5"><text:s text:c="4"/>A <text:s text:c="17"/>Bm <text:s/>G <text:s/>D <text:s/>A</text:span><text:span text:style-name="T5"/></text:p>
      <text:p text:style-name="Standard"><text:span text:style-name="T5">Danzando en cada temporada <text:s text:c="5"/></text:span><text:span text:style-name="T5"/></text:p>
      <text:p text:style-name="P1"/>
      <text:p text:style-name="Standard"><text:span text:style-name="T5">Bm G D A</text:span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urier 10 Pitch" svg:font-family="'Courier 10 Pitch'" style:font-family-generic="system" style:font-pitch="variable"/>
    <style:font-face style:name="F" svg:font-family="" style:font-family-generic="system" style:font-pitch="variable"/>
    <style:font-face style:name="Iosevka" svg:font-family="Iosevka" style:font-family-generic="roman" style:font-pitch="variable"/>
    <style:font-face style:name="Iosevka1" svg:font-family="Iosevk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es" fo:country="EC" style:letter-kerning="false" style:font-name-asian="宋体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Calibri" fo:font-size="10pt" fo:language="es" fo:country="EC" style:letter-kerning="false" style:font-name-asian="宋体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line-height="0.353cm" fo:text-align="start" style:justify-single-word="false" fo:orphans="2" fo:widows="2" fo:keep-with-next="always"/>
      <style:text-properties fo:color="#ff0000" loext:opacity="100%" style:font-name="Iosevka" fo:font-family="Iosevka" style:font-family-generic="roman" style:font-pitch="variable" fo:font-size="10pt" fo:language="es" fo:country="ES" fo:font-weight="bold" style:letter-kerning="true" style:font-name-asian="Noto Serif CJK SC" style:font-family-asian="'Noto Serif CJK SC'" style:font-family-generic-asian="system" style:font-pitch-asian="variable" style:font-size-asian="10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caption" style:family="paragraph" style:parent-style-name="Standard" style:nex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6.301cm" fo:page-height="11cm" style:num-format="1" style:print-orientation="portrait" fo:margin-top="0.3cm" fo:margin-bottom="0.3cm" fo:margin-left="0.3cm" fo:margin-right="0.3cm" style:writing-mode="lr-tb" style:layout-grid-color="#c0c0c0" style:layout-grid-lines="18" style:layout-grid-base-height="0.5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4T01:44:00</meta:creation-date>
    <meta:initial-creator>Washington Indacochea Delgado</meta:initial-creator>
    <dc:creator>wachin</dc:creator>
    <dc:date>2023-04-18T09:16:09</dc:date>
    <meta:editing-cycles>6</meta:editing-cycles>
    <meta:editing-duration>PT3M</meta:editing-duration>
    <meta:generator>LibreOffice/7.4.7.2$Linux_x86 LibreOffice_project/40$Build-2</meta:generator>
    <meta:document-statistic meta:table-count="0" meta:image-count="0" meta:object-count="0" meta:page-count="4" meta:paragraph-count="91" meta:word-count="366" meta:character-count="2382" meta:non-whitespace-character-count="1178"/>
    <meta:user-defined meta:name="KSOProductBuildVer">3082-11.1.0.8392</meta:user-defined>
  </office:meta>
</office:document-meta>
</file>